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4.53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>
            <text:p>Participant</text:p>
          </table:table-cell>
          <table:table-cell office:value-type="string">
            <text:p>Number of comments</text:p>
          </table:table-cell>
          <table:table-cell office:value-type="string">
            <text:p>done for page 1</text:p>
          </table:table-cell>
        </table:table-row>
        <table:table-row table:style-name="ro4">
          <table:table-cell office:value-type="string">
            <text:p>gowers</text:p>
          </table:table-cell>
          <table:table-cell office:value-type="string">
            <text:p>iiiiiiiiiiiiiiiiiiiii</text:p>
          </table:table-cell>
          <table:table-cell/>
        </table:table-row>
        <table:table-row table:style-name="ro3">
          <table:table-cell office:value-type="string">
            <text:p>Cristina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David Speyer</text:p>
          </table:table-cell>
          <table:table-cell office:value-type="string">
            <text:p>iiiiiiiiiiiiiiiiiiiiiiii</text:p>
          </table:table-cell>
          <table:table-cell/>
        </table:table-row>
        <table:table-row table:style-name="ro4">
          <table:table-cell office:value-type="string">
            <text:p>Haim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Michael Lugo</text:p>
          </table:table-cell>
          <table:table-cell office:value-type="string">
            <text:p>ii</text:p>
          </table:table-cell>
          <table:table-cell/>
        </table:table-row>
        <table:table-row table:style-name="ro3">
          <table:table-cell office:value-type="string">
            <text:p>Nate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Thomas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Dave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Anon</text:p>
          </table:table-cell>
          <table:table-cell office:value-type="string">
            <text:p>iiiiiiiiiiiiiiiiiiiiii</text:p>
          </table:table-cell>
          <table:table-cell/>
        </table:table-row>
        <table:table-row table:style-name="ro3">
          <table:table-cell office:value-type="string">
            <text:p>Neal</text:p>
          </table:table-cell>
          <table:table-cell office:value-type="string">
            <text:p>Ii</text:p>
          </table:table-cell>
          <table:table-cell/>
        </table:table-row>
        <table:table-row table:style-name="ro3">
          <table:table-cell office:value-type="string">
            <text:p>k</text:p>
          </table:table-cell>
          <table:table-cell office:value-type="string">
            <text:p>Ii</text:p>
          </table:table-cell>
          <table:table-cell/>
        </table:table-row>
        <table:table-row table:style-name="ro3">
          <table:table-cell office:value-type="string">
            <text:p>KK</text:p>
          </table:table-cell>
          <table:table-cell office:value-type="string">
            <text:p>iiiiiiiiiiii</text:p>
          </table:table-cell>
          <table:table-cell/>
        </table:table-row>
        <table:table-row table:style-name="ro4">
          <table:table-cell office:value-type="string">
            <text:p>Louigi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liuxiaochuan</text:p>
          </table:table-cell>
          <table:table-cell office:value-type="string">
            <text:p>iiiiiii</text:p>
          </table:table-cell>
          <table:table-cell/>
        </table:table-row>
        <table:table-row table:style-name="ro4">
          <table:table-cell office:value-type="string">
            <text:p>mircea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Omar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pz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Mohammad</text:p>
          </table:table-cell>
          <table:table-cell office:value-type="string">
            <text:p>iiiii</text:p>
          </table:table-cell>
          <table:table-cell/>
        </table:table-row>
        <table:table-row table:style-name="ro3">
          <table:table-cell office:value-type="string">
            <text:p>AlexA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pavel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Kristal Cantwell</text:p>
          </table:table-cell>
          <table:table-cell office:value-type="string">
            <text:p>iiiiiiiiiiii</text:p>
          </table:table-cell>
          <table:table-cell/>
        </table:table-row>
        <table:table-row table:style-name="ro4">
          <table:table-cell office:value-type="string">
            <text:p>aj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JSE</text:p>
          </table:table-cell>
          <table:table-cell office:value-type="string">
            <text:p>iiiiiiiiiiiiiii</text:p>
          </table:table-cell>
          <table:table-cell/>
        </table:table-row>
        <table:table-row table:style-name="ro3">
          <table:table-cell office:value-type="string">
            <text:p>Ado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Greg Martin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uss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alex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vinayakpathak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Henry</text:p>
          </table:table-cell>
          <table:table-cell office:value-type="string">
            <text:p>iiiiiiiiiiiiiii</text:p>
          </table:table-cell>
          <table:table-cell/>
        </table:table-row>
        <table:table-row table:style-name="ro4">
          <table:table-cell office:value-type="string">
            <text:p>John Ramsden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Arul</text:p>
          </table:table-cell>
          <table:table-cell office:value-type="string">
            <text:p>Ii</text:p>
          </table:table-cell>
          <table:table-cell/>
        </table:table-row>
        <table:table-row table:style-name="ro3">
          <table:table-cell office:value-type="string">
            <text:p>Sarah</text:p>
          </table:table-cell>
          <table:table-cell office:value-type="string">
            <text:p>Ii</text:p>
          </table:table-cell>
          <table:table-cell/>
        </table:table-row>
        <table:table-row table:style-name="ro3">
          <table:table-cell office:value-type="string">
            <text:p>Mark Bennet</text:p>
          </table:table-cell>
          <table:table-cell office:value-type="string">
            <text:p>iiiiiiiiiiiiiii</text:p>
          </table:table-cell>
          <table:table-cell/>
        </table:table-row>
        <table:table-row table:style-name="ro4">
          <table:table-cell office:value-type="string">
            <text:p>gbaloglou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Scott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ramanujantao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nikhil devanur</text:p>
          </table:table-cell>
          <table:table-cell office:value-type="string">
            <text:p>iiiiiii</text:p>
          </table:table-cell>
          <table:table-cell/>
        </table:table-row>
        <table:table-row table:style-name="ro4">
          <table:table-cell office:value-type="string">
            <text:p>asdf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Deepak Ramachandran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SW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Richard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mirror2image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Richard E.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pablolessa</text:p>
          </table:table-cell>
          <table:table-cell office:value-type="string">
            <text:p>iiiii</text:p>
          </table:table-cell>
          <table:table-cell/>
        </table:table-row>
        <table:table-row table:style-name="ro4">
          <table:table-cell office:value-type="string">
            <text:p>Sune Kristian Jakobsen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partalopoulo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Gil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jens</text:p>
          </table:table-cell>
          <table:table-cell office:value-type="string">
            <text:p>iiiiiii</text:p>
          </table:table-cell>
          <table:table-cell/>
        </table:table-row>
        <table:table-row table:style-name="ro3">
          <table:table-cell office:value-type="string">
            <text:p>Raghu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David Escott</text:p>
          </table:table-cell>
          <table:table-cell office:value-type="string">
            <text:p>iiiiiii</text:p>
          </table:table-cell>
          <table:table-cell/>
        </table:table-row>
        <table:table-row table:style-name="ro4">
          <table:table-cell office:value-type="string">
            <text:p>Louigi</text:p>
          </table:table-cell>
          <table:table-cell office:value-type="string">
            <text:p>I</text:p>
          </table:table-cell>
          <table:table-cell/>
        </table:table-row>
        <table:table-row table:style-name="ro4">
          <table:table-cell office:value-type="string">
            <text:p>emeritusl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Tony</text:p>
          </table:table-cell>
          <table:table-cell office:value-type="string">
            <text:p>I</text:p>
          </table:table-cell>
          <table:table-cell/>
        </table:table-row>
        <table:table-row table:style-name="ro3">
          <table:table-cell office:value-type="string">
            <text:p>Terence Tao</text:p>
          </table:table-cell>
          <table:table-cell office:value-type="string">
            <text:p>I</text:p>
          </table:table-cell>
          <table:table-cell/>
        </table:table-row>
        <table:table-row table:style-name="ro3" table:number-rows-repeated="104852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4:02:22</meta:creation-date>
    <dc:date>2014-11-20T14:31:07</dc:date>
    <meta:editing-duration>PT27M16S</meta:editing-duration>
    <meta:editing-cycles>10</meta:editing-cycles>
    <meta:generator>LibreOffice/3.5$MacOSX_x86 LibreOffice_project/7122e39-92ed229-498d286-15e43b4-d70da21</meta:generator>
    <meta:document-statistic meta:table-count="3" meta:cell-count="111" meta:object-count="0"/>
  </office:meta>
</office:document-meta>
</file>